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officeooo:rsid="0003aec4" officeooo:paragraph-rsid="0003aec4"/>
    </style:style>
    <style:style style:name="P3" style:family="paragraph" style:parent-style-name="Standard" style:list-style-name="L2">
      <style:text-properties officeooo:rsid="0003aec4" officeooo:paragraph-rsid="0003aec4"/>
    </style:style>
    <style:style style:name="P4" style:family="paragraph" style:parent-style-name="Standard" style:list-style-name="L2">
      <style:text-properties officeooo:paragraph-rsid="0003aec4"/>
    </style:style>
    <style:style style:name="P5" style:family="paragraph" style:parent-style-name="Standard" style:list-style-name="L2">
      <style:text-properties officeooo:rsid="0004a421" officeooo:paragraph-rsid="0004a421"/>
    </style:style>
    <style:style style:name="P6" style:family="paragraph" style:parent-style-name="Standard">
      <style:text-properties officeooo:rsid="0004a421" officeooo:paragraph-rsid="0004a421"/>
    </style:style>
    <style:style style:name="P7" style:family="paragraph" style:parent-style-name="Standard" style:list-style-name="L3">
      <style:text-properties officeooo:rsid="0004a421" officeooo:paragraph-rsid="0004a421"/>
    </style:style>
    <style:style style:name="P8" style:family="paragraph" style:parent-style-name="Standard" style:list-style-name="L4">
      <style:text-properties officeooo:rsid="0004a421" officeooo:paragraph-rsid="0004a421"/>
    </style:style>
    <style:style style:name="P9" style:family="paragraph" style:parent-style-name="Standard" style:list-style-name="L5">
      <style:text-properties officeooo:rsid="0004a421" officeooo:paragraph-rsid="0004a421"/>
    </style:style>
    <style:style style:name="P10" style:family="paragraph" style:parent-style-name="Standard" style:list-style-name="L5">
      <style:text-properties officeooo:paragraph-rsid="0004a421"/>
    </style:style>
    <style:style style:name="P11" style:family="paragraph" style:parent-style-name="Standard">
      <style:text-properties officeooo:rsid="00062dc1" officeooo:paragraph-rsid="00062dc1"/>
    </style:style>
    <style:style style:name="P12" style:family="paragraph" style:parent-style-name="Standard" style:list-style-name="L6">
      <style:text-properties officeooo:rsid="00062dc1" officeooo:paragraph-rsid="00062dc1"/>
    </style:style>
    <style:style style:name="P13" style:family="paragraph" style:parent-style-name="Standard">
      <style:text-properties officeooo:rsid="0007caf6" officeooo:paragraph-rsid="0007caf6"/>
    </style:style>
    <style:style style:name="P14" style:family="paragraph" style:parent-style-name="Standard" style:list-style-name="L8">
      <style:text-properties officeooo:rsid="0007caf6" officeooo:paragraph-rsid="0007caf6"/>
    </style:style>
    <style:style style:name="P15" style:family="paragraph" style:parent-style-name="Standard">
      <style:text-properties officeooo:paragraph-rsid="0007caf6"/>
    </style:style>
    <style:style style:name="P1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3aec4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1529c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529c" officeooo:paragraph-rsid="0001529c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b57b" officeooo:paragraph-rsid="0002b57b" style:text-blinking="false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aec4" officeooo:paragraph-rsid="0003aec4" style:text-blinking="false" fo:background-color="transparent"/>
    </style:style>
    <style:style style:name="P2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style:writing-mode="lr-tb"/>
    </style:style>
    <style:style style:name="T1" style:family="text">
      <style:text-properties officeooo:rsid="0000d3bd"/>
    </style:style>
    <style:style style:name="T2" style:family="text">
      <style:text-properties officeooo:rsid="0001529c"/>
    </style:style>
    <style:style style:name="T3" style:family="text">
      <style:text-properties officeooo:rsid="0002b57b"/>
    </style:style>
    <style:style style:name="T4" style:family="text">
      <style:text-properties officeooo:rsid="0003aec4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4a421"/>
    </style:style>
    <style:style style:name="T7" style:family="text">
      <style:text-properties officeooo:rsid="0007caf6"/>
    </style:style>
    <text:list-style style:name="L1">
      <text:list-level-style-number text:level="1" text:style-name="Numbering_20_Symbols" style:num-suffix=")" style:num-format="1">
        <style:list-level-properties text:space-before="0.2945in" text:min-label-width="0.1965in"/>
      </text:list-level-style-number>
      <text:list-level-style-number text:level="2" text:style-name="Numbering_20_Symbols" style:num-suffix=")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bf3302f-7fff-01d3-6608-48ed1bcd6d20"/>TUMSJA</text:p>
      <text:p text:style-name="P1"/>
      <text:p text:style-name="P22">1. Wstęp</text:p>
      <text:p text:style-name="P19"><text:span text:style-name="T2">1.1. Cel.</text:span></text:p>
      <text:p text:style-name="P19"><text:span text:style-name="T2">Celem projektu jest stworzenie </text:span>aplikacji umożliwiającej planowanie podróży bez przy pomocy transportu zbiorowego na terenie RP.</text:p>
      <text:p text:style-name="P20"/>
      <text:p text:style-name="P20">1.2 <text:s/>Grupa docelowa.</text:p>
      <text:p text:style-name="P20">Aplikacja kierowana jest do osób <text:span text:style-name="T3">odbywających podróże na terenie Polski korzystających z transportu nieindywidualnego.</text:span></text:p>
      <text:p text:style-name="P21"/>
      <text:p text:style-name="P21">1.3 Zakres możliwości.</text:p>
      <text:p text:style-name="P21">Aplikacja ma umożliwić łatwe planowanie podróży z wykorzystaiem transportu nieindywidualnego. Aplikacja pozwalać ma na zarządanie środkami transportu, czasem podróży oraz przewidywanymi kosztami. Aplikacja korzystać będzie z interfejsów API udostępnianych przez przedsiembiorstwa oferujące usługi transportowe I agregować je tworząc możliwe sposoby transportu odpowiadające wymaganią użytkownika.</text:p>
      <text:p text:style-name="P21"/>
      <text:p text:style-name="P22">2. .</text:p>
      <text:p text:style-name="P22">2.1. Wymagania funkcjnalne</text:p>
      <text:list xml:id="list4124556537" text:style-name="L1">
        <text:list-item>
          <text:p text:style-name="P23"><text:span text:style-name="T5">Możliwość wyznaczenia optymalnej trasy między wyznaczonymi lokalizacjami na terenie kraju</text:span></text:p>
          <text:list>
            <text:list-item>
              <text:p text:style-name="P23"><text:span text:style-name="T5">Przez optymalność trasy rozumiemy optymalność w sensie kosztu i czasu podróży.</text:span></text:p>
            </text:list-item>
          </text:list>
        </text:list-item>
        <text:list-item>
          <text:p text:style-name="P17">Możliwość wyznaczenia przez klienta końcowego jego rozumienia optymalności trasy tzn. </text:p>
          <text:list>
            <text:list-item>
              <text:p text:style-name="P17">podanie maksymalnego akceptowalnego czasu podróży oraz </text:p>
            </text:list-item>
            <text:list-item>
              <text:p text:style-name="P17">podanie maksymalnego kosztu podróży</text:p>
            </text:list-item>
            <text:list-item>
              <text:p text:style-name="P17">podanie oczekiwanego stopnia wygody podróży. Poprzez wygodę podróży rozumiana jest ilość wymaganych przesiadek w trakcie podróży, gdzie mniej = lepiej </text:p>
            </text:list-item>
            <text:list-item>
              <text:p text:style-name="P17">podanie współczynnika istotności kosztu względem czasu i wygody.</text:p>
              <text:list>
                <text:list-item>
                  <text:p text:style-name="P17">Istotność każdego ze współczynników 0-10 gdzie suma istotności <text:span text:style-name="T1">&lt;</text:span>= 1 </text:p>
                </text:list-item>
              </text:list>
            </text:list-item>
            <text:list-item>
              <text:p text:style-name="P17">Na tej podstawie aplikacja powinna wyznaczyć możliwe trasy i metody podróży, przedstawić je posortowane zgodnie z przekazanym współczynnikiem istotności. </text:p>
            </text:list-item>
            <text:list-item>
              <text:p text:style-name="P17">Jeżeli nie istnieje możliwość wyznaczenia trasy w danym czasie o danym koszcie aplikacja przekazuje informację o braku możliwości wyznaczenia żądanej trasy i przekazuje kolejne możliwe opcje posortowane zgodnie ze współczynnikiem istotności</text:p>
            </text:list-item>
            <text:list-item>
              <text:p text:style-name="P17">Aplikacja posiada ukryty współczynnik oznaczający maksymalną odległość którą klient chciałby pokonywać pieszo. Wyznaczony on będzie na podstawie badań opinii potencjalnych klientów i dostępny do zmiany z panelu ustawień i przy starcie aplikacji. </text:p>
            </text:list-item>
            <text:list-item>
              <text:p text:style-name="P17">Możliwość wyznaczenia w ustawieniach niedopuszczalnych form transportowych</text:p>
            </text:list-item>
          </text:list>
        </text:list-item>
        <text:list-item>
          <text:p text:style-name="P17"><text:soft-page-break/>Aplikacja wyznaczać będzie trasy na podstawie udostępnionych punktów informacyjnych API różnych firm oferujących usługi transportowe.:</text:p>
          <text:list>
            <text:list-item>
              <text:p text:style-name="P17">PKP</text:p>
            </text:list-item>
            <text:list-item>
              <text:p text:style-name="P17">Linie lotnicze</text:p>
            </text:list-item>
            <text:list-item>
              <text:p text:style-name="P17">PKS</text:p>
            </text:list-item>
            <text:list-item>
              <text:p text:style-name="P17">CarSharing</text:p>
            </text:list-item>
            <text:list-item>
              <text:p text:style-name="P17">Uber/Taxi</text:p>
            </text:list-item>
            <text:list-item>
              <text:p text:style-name="P17">BlBlaCar</text:p>
            </text:list-item>
          </text:list>
        </text:list-item>
        <text:list-item>
          <text:p text:style-name="P18">Aplikacja musi być wielojęzyczna.</text:p>
        </text:list-item>
        <text:list-item>
          <text:p text:style-name="P17">Aplikacja posiadać będzie klienty: Web, IOs, Android</text:p>
        </text:list-item>
        <text:list-item>
          <text:p text:style-name="P17">Aplikacja będzie mogła korzystać z modułów lokalizacji GPS udostępnianych poprzez urządzenia na których pracuje</text:p>
        </text:list-item>
      </text:list>
      <text:p text:style-name="P2">2.2. Wymagania niefunkcjonalne.</text:p>
      <text:list xml:id="list1868461018" text:style-name="L2">
        <text:list-item>
          <text:p text:style-name="P4"><text:span text:style-name="T4">Aplikacja musi przechowywać dane użytkowników w sposób spełniający wymagania dyrektywy RODO oraz zgodne z prawem obowiązującym na terenie RP</text:span></text:p>
        </text:list-item>
        <text:list-item>
          <text:p text:style-name="P3">Aplikacja musi posiadać możliwość łatwego rozszerzania jej o kolejne interfejsy API <text:s/>usług transportowych.</text:p>
        </text:list-item>
        <text:list-item>
          <text:p text:style-name="P3">Aplikacja musi posiadać możliwość rozszerzania jej klienta o nowe języki użytkownika bez udziału programisty.</text:p>
        </text:list-item>
        <text:list-item>
          <text:p text:style-name="P5">Aplikacja musi zapewniać możliwość nieprzerwanego działania usług serwerowych.</text:p>
        </text:list-item>
      </text:list>
      <text:p text:style-name="P6"/>
      <text:p text:style-name="P6">2.3. Wymagania sprzętowe.</text:p>
      <text:list xml:id="list2404270851" text:style-name="L3">
        <text:list-item>
          <text:p text:style-name="P7">Aplikacja hostowana będzie na serwerze AWS.</text:p>
        </text:list-item>
        <text:list-item>
          <text:p text:style-name="P7">Aplikacja musi umożliwiać skalowanie jej “wszerz” w miarę zmieniającego się zapotrzebowania na usługi serwera przez użytkowników.</text:p>
        </text:list-item>
      </text:list>
      <text:p text:style-name="P6"/>
      <text:p text:style-name="P6">2.4. Wykorzystywane oprogramowanie.</text:p>
      <text:list xml:id="list3990420750" text:style-name="L4">
        <text:list-item>
          <text:p text:style-name="P8">Backend: JAVA</text:p>
        </text:list-item>
        <text:list-item>
          <text:p text:style-name="P8">Frontend web: React</text:p>
        </text:list-item>
        <text:list-item>
          <text:p text:style-name="P8">Frontend native: React-native</text:p>
        </text:list-item>
        <text:list-item>
          <text:p text:style-name="P8">Baza danych: My-SQL</text:p>
        </text:list-item>
      </text:list>
      <text:p text:style-name="P6"/>
      <text:p text:style-name="P6">2.5. Wymagania finansowe.</text:p>
      <text:list xml:id="list2449082468" text:style-name="L5">
        <text:list-item>
          <text:p text:style-name="P10"><text:span text:style-name="T6"><text:s/>Aplikacja korzystać będzie z mieszanego modelu finansowania.</text:span></text:p>
        </text:list-item>
        <text:list-item>
          <text:p text:style-name="P10"><text:span text:style-name="T6">Podstawowym źródłem przchodu będą reklamy Google umieszczone w aplikacji.</text:span></text:p>
        </text:list-item>
        <text:list-item>
          <text:p text:style-name="P9">Użytkownicy będą mieć możliwość wykupienia płatnej subskrypcji usuwającej reklamy z aplikacji.</text:p>
        </text:list-item>
      </text:list>
      <text:p text:style-name="P6"/>
      <text:p text:style-name="P11">3. Use case.</text:p>
      <text:p text:style-name="P11">Use case przedstawiony zosał na schemacie w osobnym pliku.</text:p>
      <text:p text:style-name="P6"/>
      <text:p text:style-name="P11"/>
      <text:p text:style-name="P11"/>
      <text:p text:style-name="P11"/>
      <text:p text:style-name="P11"/>
      <text:p text:style-name="P11"/>
      <text:p text:style-name="P11"><text:soft-page-break/>4. Architektura serwerowa.</text:p>
      <text:p text:style-name="P11">Architektura oprogramowania serwerowego przedstawiona została w osobnym pliku.</text:p>
      <text:p text:style-name="P11"/>
      <text:p text:style-name="P11"/>
      <text:p text:style-name="P11"/>
      <text:p text:style-name="P11"/>
      <text:p text:style-name="P11"/>
      <text:p text:style-name="P11"/>
      <text:p text:style-name="P11">5. Interfejs użytkownika.</text:p>
      <text:list xml:id="list620031371" text:style-name="L6">
        <text:list-item>
          <text:p text:style-name="P12">WEB</text:p>
        </text:list-item>
        <text:list-item>
          <text:p text:style-name="P12">IOS/Android przedstawiony został w pliku UI.jpg</text:p>
        </text:list-item>
      </text:list>
      <text:p text:style-name="P11"/>
      <text:p text:style-name="P15"><text:span text:style-name="T7">6. Testowanie aplikacji.</text:span></text:p>
      <text:p text:style-name="P13">W celu zapewnienia wymaganej stabilności, bezpieczeństwa I użyteczności aplikacji wykonane zostaną testy aplikacji. Test obejmować będą: </text:p>
      <text:list xml:id="list1412742579" text:style-name="L8">
        <text:list-item>
          <text:p text:style-name="P14">Testy jednostkowe - wykonywane będą w trakcie tworzenia kodu aplikacji I zapewniać będą, że poszczególne podmoduły aplikacji działają zgodnie z założeniami.</text:p>
        </text:list-item>
        <text:list-item>
          <text:p text:style-name="P14">Testy czarnej skrzynki – testy nie wymagającej znajomości kodu I architektury aplikacji. Testy te zapewnić mają, że aplikacja zapewnia implementację wymagań funkcjonalnych I niefunkcjonalnych. </text:p>
        </text:list-item>
        <text:list-item>
          <text:p text:style-name="P14">Testy białej skrzynki – testy wymagające znajomości kodu oraz architektury aplikacji. Testy te mają zapewnić, że wykonane zostały założenia odnośnie architekruty klientów, serwera.</text:p>
        </text:list-item>
        <text:list-item>
          <text:p text:style-name="P14">Testy integracyjne – przetestowane mają zostać połączenia klient-serwer oraz serwe-zewnętrzne api.</text:p>
        </text:list-item>
        <text:list-item>
          <text:p text:style-name="P14">Testy walidajcyjne – twsty zapewniające, że po włączeniu wszystkich modułów oprogramowania. Oprogramowanie działa bezbłędnie I zapewnia oczekiwaną wydajność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5:29:03.621654110</meta:creation-date>
    <dc:date>2020-01-19T13:02:14.963380474</dc:date>
    <meta:editing-duration>PT30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618" meta:character-count="4760" meta:non-whitespace-character-count="4232"/>
  </office:meta>
</office:document-meta>
</file>